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5cm" fo:min-width="26.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6.75cm" loext:decorative="false"/>
    </style:style>
    <style:style style:name="gr5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24.25cm" loext:decorative="false"/>
    </style:style>
    <style:style style:name="gr6" style:family="graphic" style:parent-style-name="standard">
      <style:graphic-properties svg:stroke-color="#000000" draw:stroke-linejoin="round" svg:stroke-linecap="butt" draw:fill-color="#000000" draw:textarea-horizontal-align="justify" draw:textarea-vertical-align="middle" draw:auto-grow-height="false" fo:min-height="8.35cm" fo:min-width="22.1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8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3" draw:layer="layout" svg:width="24.75cm" svg:height="13.2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6cm" svg:height="8.6cm" svg:x="3.4cm" svg:y="8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75cm" svg:height="1.5cm" svg:x="3.35cm" svg:y="5.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26:06.592509507</meta:creation-date>
    <dc:date>2025-09-10T22:29:45.775927669</dc:date>
    <meta:editing-duration>PT3M39S</meta:editing-duration>
    <meta:editing-cycles>1</meta:editing-cycles>
    <meta:document-statistic meta:object-count="8"/>
    <meta:generator>LibreOffice/24.2.7.2$Linux_X86_64 LibreOffice_project/420$Build-2</meta:generator>
  </office:meta>
</office:document-meta>
</file>